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12.608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c9211e"/>
    </style:style>
    <style:style style:name="ce1" style:family="table-cell" style:parent-style-name="Default">
      <style:text-properties fo:color="#808080"/>
    </style:style>
    <style:style style:name="ce12" style:family="table-cell" style:parent-style-name="Default">
      <style:table-cell-properties fo:background-color="#ffff00"/>
      <style:text-properties style:use-window-font-color="true"/>
    </style:style>
    <style:style style:name="ce7" style:family="table-cell" style:parent-style-name="Default">
      <style:table-cell-properties style:vertical-align="top"/>
      <style:text-properties fo:color="#80808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just ctrl-c/ctrl-v to the markdown file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12" office:value-type="string" calcext:value-type="string">
            <text:p>NEXT (“interpreter”)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(IP) -&gt; W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fetch memory pointed by IP into "W" register &lt;br&gt;</text:p>
            <text:p>... W now holds address of the &lt;b&gt;Code Field&lt;/b&gt;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IP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advance IP, just like a program counter &lt;br&gt;</text:p>
            <text:p>(assuming 2-byte addresses in the thread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(W) -&gt; X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fetch memory pointed by W into "X" register &lt;br&gt;</text:p>
            <text:p>... X now holds address of the machine code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JP (X)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jump to the address in the X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8" office:value-type="string" calcext:value-type="string">
            <text:p>ENTER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PUSH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onto the "return address stack"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2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W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10" office:value-type="string" calcext:value-type="string">
            <text:p>W still points to the &lt;b&gt;Code Field&lt;/b&gt;, so W+2 is the address of the Body! (Assuming a 2-byte address -- other Forths may be different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table:style-name="ce9" office:value-type="string" calcext:value-type="string">
            <text:p>JUMP</text:p>
          </table:table-cell>
          <table:table-cell table:style-name="ce7" office:value-type="string" calcext:value-type="string">
            <text:p>&lt;/nobr&gt;&lt;/td&gt;&lt;td&gt;</text:p>
          </table:table-cell>
          <table:table-cell table:style-name="ce9" office:value-type="string" calcext:value-type="string">
            <text:p>to interpreter ("NEXT"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8" office:value-type="string" calcext:value-type="string">
            <text:p>EXIT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POP I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from the "return address stack"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JUM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to interpre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DTC 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(IP) -&gt; W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fetch memory pointed by IP into "W"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IP+2 -&gt; IP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advance IP (assuming 2-byte addresses)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table:style-name="ce7" office:value-type="string" calcext:value-type="string">
            <text:p>&lt;tr&gt;&lt;td&gt;&lt;nobr&gt;</text:p>
          </table:table-cell>
          <table:table-cell office:value-type="string" calcext:value-type="string">
            <text:p>JP (W)</text:p>
          </table:table-cell>
          <table:table-cell table:style-name="ce7" office:value-type="string" calcext:value-type="string">
            <text:p>&lt;/nobr&gt;&lt;/td&gt;&lt;td&gt;</text:p>
          </table:table-cell>
          <table:table-cell office:value-type="string" calcext:value-type="string">
            <text:p>jump to the address in the W register</text:p>
          </table:table-cell>
          <table:table-cell table:style-name="ce7"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4"/>
        </table:table-row>
        <table:table-row table:style-name="ro1">
          <table:table-cell table:style-name="ce8" table:number-columns-repeated="5"/>
        </table:table-row>
      </table:table>
      <table:table table:name="mov1-5" table:style-name="ta1"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&lt;table id="T5"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Register Assignment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caption&gt;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h&gt;</text:p>
          </table:table-cell>
          <table:table-cell/>
          <table:table-cell office:value-type="string" calcext:value-type="string">
            <text:p>&lt;/th&gt;&lt;th&gt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&lt;/th&gt;&lt;th&gt;</text:p>
          </table:table-cell>
          <table:table-cell/>
          <table:table-cell office:value-type="string" calcext:value-type="string">
            <text:p>&lt;/th&gt;&lt;/tr&gt;</text:p>
          </table:table-cell>
        </table:table-row>
        <table:table-row table:style-name="ro1">
          <table:table-cell office:value-type="string" calcext:value-type="string">
            <text:p>&lt;/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1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AX84"&gt;[LAX84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2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SER90"&gt;[SER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00" calcext:value-type="float">
            <text:p>6800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7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CUR86"&gt;[CUR86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PDP-1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JAM80"&gt;[JAM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9" calcext:value-type="float">
            <text:p>6809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TAL80"&gt;[TAL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502" calcext:value-type="float">
            <text:p>650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KUN81"&gt;[KUN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LOE81"&gt;[LOE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MPE92"&gt;[MPE92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8051" calcext:value-type="float">
            <text:p>805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0,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,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,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,7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#PAY90"&gt;[PAY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foot&gt;&lt;tr&gt;&lt;td colspan="8"&gt;</text:p>
          </table:table-cell>
          <table:table-cell office:value-type="string" calcext:value-type="string">
            <text:p>&lt;sup&gt;[1]&lt;/sup&gt;F83. &amp;nbsp; &lt;sup&gt;[2]&lt;/sup&gt;Pygmy Forth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td&gt;&lt;/tr&gt;&lt;/tfoot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0:45:41.163247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8:08:53.833455514</meta:creation-date>
    <dc:date>2022-02-04T09:26:57.147477828</dc:date>
    <meta:editing-duration>P1DT40M42S</meta:editing-duration>
    <meta:editing-cycles>13</meta:editing-cycles>
    <meta:generator>LibreOffice/6.4.7.2$Linux_X86_64 LibreOffice_project/40$Build-2</meta:generator>
    <meta:document-statistic meta:table-count="2" meta:cell-count="253" meta:object-count="0"/>
  </office:meta>
</office:document-meta>
</file>